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language="bg" fo:country="BG" officeooo:rsid="0071d4fa" officeooo:paragraph-rsid="0077790d"/>
    </style:style>
    <style:style style:name="P2" style:family="paragraph" style:parent-style-name="Thesis_5f_body">
      <style:text-properties fo:language="bg" fo:country="BG" officeooo:rsid="007b1658" officeooo:paragraph-rsid="00831077"/>
    </style:style>
    <style:style style:name="P3" style:family="paragraph" style:parent-style-name="Thesis_5f_body">
      <style:text-properties fo:language="bg" fo:country="BG" officeooo:rsid="0077dca4" officeooo:paragraph-rsid="007fe7d9"/>
    </style:style>
    <style:style style:name="P4" style:family="paragraph" style:parent-style-name="Thesis_5f_body">
      <style:text-properties fo:language="bg" fo:country="BG" officeooo:rsid="0080ff18" officeooo:paragraph-rsid="0080ff18"/>
    </style:style>
    <style:style style:name="P5" style:family="paragraph" style:parent-style-name="Thesis_5f_body">
      <style:text-properties fo:language="bg" fo:country="BG" officeooo:rsid="008af495" officeooo:paragraph-rsid="008af495"/>
    </style:style>
    <style:style style:name="P6" style:family="paragraph" style:parent-style-name="Thesis_5f_body">
      <style:text-properties fo:language="bg" fo:country="BG" officeooo:rsid="008bfe73" officeooo:paragraph-rsid="008fbc05"/>
    </style:style>
    <style:style style:name="P7" style:family="paragraph" style:parent-style-name="Thesis_5f_body">
      <style:text-properties officeooo:rsid="0086e5a6" officeooo:paragraph-rsid="0086e5a6"/>
    </style:style>
    <style:style style:name="P8" style:family="paragraph" style:parent-style-name="Thesis_5f_body">
      <style:text-properties officeooo:rsid="0090912c" officeooo:paragraph-rsid="009237fe"/>
    </style:style>
    <style:style style:name="P9" style:family="paragraph" style:parent-style-name="Thesis_5f_body">
      <style:text-properties officeooo:rsid="0092b215" officeooo:paragraph-rsid="0092b215"/>
    </style:style>
    <style:style style:name="P10" style:family="paragraph" style:parent-style-name="Thesis_5f_Heading3">
      <style:text-properties fo:language="bg" fo:country="BG"/>
    </style:style>
    <style:style style:name="P11" style:family="paragraph" style:parent-style-name="Thesis_5f_Heading3">
      <style:text-properties fo:language="bg" fo:country="BG" officeooo:rsid="007cec22" officeooo:paragraph-rsid="007cec22"/>
    </style:style>
    <style:style style:name="P12" style:family="paragraph" style:parent-style-name="Thesis_5f_Heading3">
      <style:text-properties officeooo:rsid="00861af6" officeooo:paragraph-rsid="00861af6"/>
    </style:style>
    <style:style style:name="P13" style:family="paragraph" style:parent-style-name="Thesis_5f_Heading2" style:master-page-name="Thesis_5f_bodyPage">
      <style:paragraph-properties style:page-number="auto"/>
      <style:text-properties fo:language="bg" fo:country="BG"/>
    </style:style>
    <style:style style:name="P14" style:family="paragraph" style:parent-style-name="Thesis_5f_Heading4">
      <style:text-properties fo:language="bg" fo:country="BG"/>
    </style:style>
    <style:style style:name="P15" style:family="paragraph" style:parent-style-name="Thesis_5f_Heading4">
      <style:text-properties fo:language="bg" fo:country="BG" officeooo:rsid="00861af6" officeooo:paragraph-rsid="00861af6"/>
    </style:style>
    <style:style style:name="P16" style:family="paragraph" style:parent-style-name="Thesis_5f_Heading4">
      <style:text-properties fo:language="bg" fo:country="BG" officeooo:rsid="00889c3d" officeooo:paragraph-rsid="00889c3d"/>
    </style:style>
    <style:style style:name="P17" style:family="paragraph" style:parent-style-name="Thesis_5f_Heading4">
      <style:text-properties fo:language="bg" fo:country="BG" officeooo:rsid="008b4817" officeooo:paragraph-rsid="008b4817"/>
    </style:style>
    <style:style style:name="P18" style:family="paragraph" style:parent-style-name="Thesis_5f_Heading4">
      <style:text-properties officeooo:paragraph-rsid="00831077"/>
    </style:style>
    <style:style style:name="P19" style:family="paragraph" style:parent-style-name="Thesis_5f_Heading4">
      <style:text-properties officeooo:rsid="008fbc05" officeooo:paragraph-rsid="008fbc05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722e58"/>
    </style:style>
    <style:style style:name="T2" style:family="text">
      <style:text-properties officeooo:rsid="00722e58" fo:background-color="#ffff00" loext:char-shading-value="0"/>
    </style:style>
    <style:style style:name="T3" style:family="text">
      <style:text-properties officeooo:rsid="00742d90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7e086b" fo:background-color="#ffff00" loext:char-shading-value="0"/>
    </style:style>
    <style:style style:name="T6" style:family="text">
      <style:text-properties officeooo:rsid="007fca4d" fo:background-color="#ffff00" loext:char-shading-value="0"/>
    </style:style>
    <style:style style:name="T7" style:family="text">
      <style:text-properties officeooo:rsid="008b0f85" fo:background-color="#ffff00" loext:char-shading-value="0"/>
    </style:style>
    <style:style style:name="T8" style:family="text">
      <style:text-properties officeooo:rsid="008dda73" fo:background-color="#ffff00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742d90" style:font-style-asian="italic" style:font-style-complex="italic"/>
    </style:style>
    <style:style style:name="T11" style:family="text">
      <style:text-properties fo:font-style="italic" officeooo:rsid="008759e4" style:font-style-asian="italic" style:font-style-complex="italic"/>
    </style:style>
    <style:style style:name="T12" style:family="text">
      <style:text-properties officeooo:rsid="00742d90"/>
    </style:style>
    <style:style style:name="T13" style:family="text">
      <style:text-properties style:text-position="super 58%"/>
    </style:style>
    <style:style style:name="T14" style:family="text">
      <style:text-properties style:text-position="sub 58%"/>
    </style:style>
    <style:style style:name="T15" style:family="text">
      <style:text-properties officeooo:rsid="007e086b"/>
    </style:style>
    <style:style style:name="T16" style:family="text">
      <style:text-properties officeooo:rsid="007f4cc3"/>
    </style:style>
    <style:style style:name="T17" style:family="text">
      <style:text-properties officeooo:rsid="007fca4d"/>
    </style:style>
    <style:style style:name="T18" style:family="text">
      <style:text-properties fo:language="bg" fo:country="BG"/>
    </style:style>
    <style:style style:name="T19" style:family="text">
      <style:text-properties fo:language="bg" fo:country="BG" officeooo:rsid="0080ff18"/>
    </style:style>
    <style:style style:name="T20" style:family="text">
      <style:text-properties officeooo:rsid="00831077"/>
    </style:style>
    <style:style style:name="T21" style:family="text">
      <style:text-properties officeooo:rsid="008759e4"/>
    </style:style>
    <style:style style:name="T22" style:family="text">
      <style:text-properties officeooo:rsid="0087d54f"/>
    </style:style>
    <style:style style:name="T23" style:family="text">
      <style:text-properties officeooo:rsid="008b0f85"/>
    </style:style>
    <style:style style:name="T24" style:family="text">
      <style:text-properties officeooo:rsid="008dda73"/>
    </style:style>
    <style:style style:name="T25" style:family="text">
      <style:text-properties style:text-position="0% 100%"/>
    </style:style>
    <style:style style:name="T26" style:family="text">
      <style:text-properties officeooo:rsid="009237f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98272736" text:style-name="Thesis_5f_numbering">
        <text:list-item>
          <text:p text:style-name="P13">Параметри на околната среда</text:p>
          <text:list>
            <text:list-item>
              <text:p text:style-name="P11"><office:annotation office:name="__Annotation__11668_2450802147"><dc:creator>SK</dc:creator><dc:date>2018-07-18T15:45:22.191307404</dc:date><loext:sender-initials>SK</loext:sender-initials><text:p text:style-name="P20"><text:span text:style-name="T27">тук ли? и как – така на едно или във всяка подточка..? </text:span></text:p></office:annotation>LUSI<office:annotation-end office:name="__Annotation__11668_2450802147"/></text:p>
            </text:list-item>
          </text:list>
        </text:list-item>
      </text:list>
      <text:p text:style-name="P4">Стойностите на индекса LUSI отразяват ясно градиента на антропогенно въздействие в Бургаския залив (<text:span text:style-name="T4">табл.</text:span>).</text:p>
      <text:list xml:id="list171134752121197" text:continue-numbering="true" text:style-name="Thesis_5f_numbering">
        <text:list-item>
          <text:list>
            <text:list-item>
              <text:p text:style-name="P10">Станции в пясъчното дъно на Бургаския залив</text:p>
              <text:list>
                <text:list-item>
                  <text:p text:style-name="P14">Параметри на водния стълб</text:p>
                </text:list-item>
              </text:list>
            </text:list-item>
          </text:list>
        </text:list-item>
      </text:list>
      <text:p text:style-name="P1">Градиентът на антропогенна еутрофикация в Бургаския залив продължава да е <text:span text:style-name="T1">добре</text:span> изразен, <text:span text:style-name="T1">като потвърждава резултатите от предишните изследвания и модели (</text:span><text:span text:style-name="T2">cross-ref – m&amp;m experimental design</text:span><text:span text:style-name="T1">)</text:span>. <text:span text:style-name="T12">PCA анализът на параметрите на водния стълб разделя станциите най-общо на две групи. С положителна координата на PC1, отговаряща на високи стойности на биогените, <text:s/>хлорофил-</text:span><text:span text:style-name="T10">а</text:span><text:span text:style-name="T12"> и суспендирана материя, и ниска прозрачност, се характеризират станциите във вътрешността на Бургаския залив. С отрицателна координата на PC1 – висока прозрачност и ниски биогени, хлорофил-</text:span><text:span text:style-name="T10">а</text:span><text:span text:style-name="T12"> и суспендирана материя – са станциите във външната част на залива (</text:span><text:span text:style-name="T3">ФИГ?</text:span><text:span text:style-name="T12">).</text:span></text:p>
      <text:list xml:id="list171134642686027" text:continue-numbering="true" text:style-name="Thesis_5f_numbering">
        <text:list-item>
          <text:list>
            <text:list-item>
              <text:list>
                <text:list-item>
                  <text:p text:style-name="P14">Параметри на седиментите</text:p>
                </text:list-item>
              </text:list>
            </text:list-item>
          </text:list>
        </text:list-item>
      </text:list>
      <text:p text:style-name="P3">PCA на седиментните параметри не е показателен, вероятно заради малкия брой проби –<text:span text:style-name="T16"> недостатъчно за обяснение на вариациите чрез този метод</text:span>. <text:span text:style-name="T17">Като цяло не е коректно на базата на този анализ да се правят заключения, но би могло условно да се каже, че станциите се различават по гранулометричния си състав и съдържанието на органична материя в седиментите </text:span><text:span text:style-name="T6">(ФИГ?)</text:span><text:span text:style-name="T17">. От едната страна се групират станциите, където седиментите съдържат повече едри частици (чакъл и черупчест детрит); от другата – тези, където преобладава средният и дребен пясък. Отделя се и най-вътрешната за Бургаския залив станция (S1-Крайморие), с високо съдържание на органика и тиня.</text:span></text:p>
      <text:list xml:id="list171135252018486" text:continue-numbering="true" text:style-name="Thesis_5f_numbering">
        <text:list-item>
          <text:list>
            <text:list-item>
              <text:list>
                <text:list-item>
                  <text:p text:style-name="P18"><text:span text:style-name="T18">Избор на параметри на средата за </text:span><text:span text:style-name="T19">последващите анализи</text:span></text:p>
                </text:list-item>
              </text:list>
            </text:list-item>
          </text:list>
        </text:list-item>
      </text:list>
      <text:p text:style-name="P2"><text:span text:style-name="T20">На станциите в пясъчното дъно на Бургаския залив е</text:span>утрофикационните параметри (с изключение на нитр<text:span text:style-name="T20">а</text:span>тния азот N-NO<text:span text:style-name="T14">3</text:span><text:span text:style-name="T13">-</text:span>) са добре корелирани с индекса LUSI (<text:span text:style-name="T4">табл –</text:span><text:span text:style-name="T5"> корелации</text:span><text:span text:style-name="T4">?</text:span>); <text:span text:style-name="T15">това позволява в многомерните анализи да бъде използван само този индекс като показателен за нивото на антропогенен натиск.</text:span></text:p>
      <text:p text:style-name="P2"><text:span text:style-name="T20">Тъй като характеристиките на седиментите са определящи за структурата и състава на макрозообентосните съобщества, </text:span><text:span text:style-name="T20"><office:annotation office:name="__Annotation__18055_2450802147"><dc:creator>SK</dc:creator><dc:date>2018-07-18T16:26:24.188615172</dc:date><loext:sender-initials>SK</loext:sender-initials><text:p text:style-name="P20"><text:span text:style-name="T27">трябва да се преформулира някакси</text:span></text:p></office:annotation></text:span><text:span text:style-name="T20">а направеният PCA не позволява определянето на по-важни такива, всички те ще бъдат включени в последващите анализи</text:span><office:annotation-end office:name="__Annotation__18055_2450802147"/><text:span text:style-name="T20">. </text:span></text:p>
      <text:p text:style-name="P2"/>
      <text:list xml:id="list171134598570698" text:continue-numbering="true" text:style-name="Thesis_5f_numbering">
        <text:list-item>
          <text:list>
            <text:list-item>
              <text:p text:style-name="P12">Станции в полетата от морски треви в Бургаския залив</text:p>
              <text:list>
                <text:list-item>
                  <text:p text:style-name="P15">Параметри на водния стълб</text:p>
                </text:list-item>
              </text:list>
            </text:list-item>
          </text:list>
        </text:list-item>
      </text:list>
      <text:p text:style-name="P7">PCA върху параметрите на водния стълб обяснява 63.51 % от общата вариация на набора данни за станциите в полетата от морски треви в Бургаския залив. Въпреки това, станциите не са добре разграничени в равнината PC1-2, вероятно защото не са <text:soft-page-break/>достатъчно, за да не се влияят силно от месечните и сезонни вариации, характерни за тези параметри. </text:p>
      <text:p text:style-name="P7"><text:span text:style-name="T21">Най-общо, в долната лява част (отрицателни координати по PC1 и PC2) се групират пробите с ниски стойности на биогенни елементи и хлорофил-</text:span><text:span text:style-name="T11">а</text:span><text:span text:style-name="T21"> (станция Z4-Градина)</text:span> (<text:span text:style-name="T4">ФИГ</text:span>). <text:span text:style-name="T22">Останалите станции проявяват силна вариация.</text:span></text:p>
      <text:list xml:id="list171135348840467" text:continue-numbering="true" text:style-name="Thesis_5f_numbering">
        <text:list-item>
          <text:list>
            <text:list-item>
              <text:list>
                <text:list-item>
                  <text:p text:style-name="P16">Параметри на седиментите</text:p>
                </text:list-item>
              </text:list>
            </text:list-item>
          </text:list>
        </text:list-item>
      </text:list>
      <text:p text:style-name="P5">Седиментните проби и при този тип местообитание не са достатъчни за валиден PCA. Условно може да се каже, че седиментите на станциите в по-външната част на Бургаския залив (Z3-Вромос, Z4-Градина) са с по-голямо съдържание на средни и дребни пясъци, докато тези на по-вътрешните станции (Z1-Пода, Z2-Отманли) са със сравнително по-голямо съдържание на тиня <text:span text:style-name="T23">(</text:span><text:span text:style-name="T7">ФИГ</text:span><text:span text:style-name="T23">)</text:span>. <text:s/></text:p>
      <text:list xml:id="list171135168156304" text:continue-numbering="true" text:style-name="Thesis_5f_numbering">
        <text:list-item>
          <text:list>
            <text:list-item>
              <text:list>
                <text:list-item>
                  <text:p text:style-name="P17">Параметри на морските треви</text:p>
                </text:list-item>
              </text:list>
            </text:list-item>
          </text:list>
        </text:list-item>
      </text:list>
      <text:p text:style-name="P6">PCA върху параметрите на морските треви (брой стръкове, надземна и подземна биомаса) също не е достатъчно представителен. <text:span text:style-name="T24">Най-общо, надземната и подземната биомаса на морските треви се увеличават от вътрешната част на Бургаския залив към външната; изключение прави станция Z5-Ропотамо с междинни стойности (</text:span><text:span text:style-name="T8">ФИГ</text:span><text:span text:style-name="T24">). </text:span></text:p>
      <text:list xml:id="list171135145079038" text:continue-numbering="true" text:style-name="Thesis_5f_numbering">
        <text:list-item>
          <text:list>
            <text:list-item>
              <text:list>
                <text:list-item>
                  <text:p text:style-name="P19"><text:span text:style-name="T18">Избор на параметри на средата за последващите анализи</text:span></text:p>
                </text:list-item>
              </text:list>
            </text:list-item>
          </text:list>
        </text:list-item>
      </text:list>
      <text:p text:style-name="P8">На станциите в полетата с морски треви в Бургаския залив еутрофикационните параметри не са добре корелирани с индекса LUSI. Затова в последващите анализи ще бъдат използвани по-скоро най-добре корелираните с компонентите на PCA – общия азот (Ntotal), амониевия азот (N-NH<text:span text:style-name="T14">4</text:span><text:span text:style-name="T13">+</text:span><text:span text:style-name="T25">)</text:span>, хлорофил-<text:span text:style-name="T9">а</text:span> и прозрачност. Индексът LUSI също ще бъде включен като общ показател за <text:span text:style-name="T26">антропогенния натиск. </text:span></text:p>
      <text:p text:style-name="P9">От седиментните параметри ще бъдат използвани параметрите от редуцирания списък (след премахване на най-силно корелираните помежду им): съдържание на органична материя, влажност, среден размер на частиците, % пясък, % тиня. </text:p>
      <text:p text:style-name="P9">Ще бъдат използвани и всички параметри на тревите: брой стръкове, надземна и подземна биомаса.</text:p>
      <text:p text:style-name="P9"/>
      <text:p text:style-name="P8"><text:s/></text:p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appendix" style:display-name="Thesis_Heading1_appendix" style:family="paragraph" style:parent-style-name="Thesis_5f_Heading1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14:32:27.443804917</meta:creation-date>
    <meta:editing-duration>PT1H9M15S</meta:editing-duration>
    <meta:editing-cycles>22</meta:editing-cycles>
    <meta:generator>LibreOffice/5.3.2.2$Linux_X86_64 LibreOffice_project/6cd4f1ef626f15116896b1d8e1398b56da0d0ee1</meta:generator>
    <dc:date>2018-07-18T17:11:34.141112596</dc:date>
    <meta:document-statistic meta:table-count="0" meta:image-count="0" meta:object-count="0" meta:page-count="2" meta:paragraph-count="24" meta:word-count="616" meta:character-count="4269" meta:non-whitespace-character-count="3657"/>
    <meta:template xlink:type="simple" xlink:actuate="onRequest" xlink:title="thesis_styles" xlink:href="../../../../../../../../../home/eti/Templates/thesis_styles.ott" meta:date="2018-07-18T14:32:27.241221263"/>
  </office:meta>
</office:document-meta>
</file>